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IN"/>
    </style:style>
    <style:style style:name="P3" style:family="paragraph" style:parent-style-name="Preformatted_20_Text">
      <style:paragraph-properties fo:margin-top="0cm" fo:margin-bottom="0.499cm" loext:contextual-spacing="false"/>
      <style:text-properties fo:language="en" fo:country="IN" fo:font-weight="bold" style:font-weight-asian="bold" style:font-weight-complex="bold"/>
    </style:style>
    <style:style style:name="P4" style:family="paragraph" style:parent-style-name="Text_20_body">
      <style:text-properties officeooo:paragraph-rsid="00044aa4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language="en" fo:country="IN" fo:font-weight="bold" style:font-weight-asian="bold" style:font-weight-complex="bold"/>
    </style:style>
    <style:style style:name="T1" style:family="text">
      <style:text-properties officeooo:rsid="00044aa4"/>
    </style:style>
    <style:style style:name="T2" style:family="text">
      <style:text-properties fo:font-weight="normal" officeooo:rsid="00044aa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Installation steps: </text:span></text:span></text:p>
      <text:p text:style-name="P4"><text:span text:style-name="Strong_20_Emphasis"><text:span text:style-name="T2">sudo apt update</text:span></text:span></text:p>
      <text:p text:style-name="P4"><text:span text:style-name="Strong_20_Emphasis"><text:span text:style-name="T2">sudo apt upgrade</text:span></text:span></text:p>
      <text:p text:style-name="P4"><text:span text:style-name="Strong_20_Emphasis"><text:span text:style-name="T2">sudo apt install build-essential </text:span></text:span></text:p>
      <text:p text:style-name="Text_20_body"><text:span text:style-name="Strong_20_Emphasis"/></text:p>
      <text:p text:style-name="Text_20_body"><text:span text:style-name="Strong_20_Emphasis">Now you can test your first C and C++ programs.</text:span></text:p>
      <text:p text:style-name="Text_20_body">1.Type following to open <text:span text:style-name="Emphasis">mytest.c</text:span> file.</text:p>
      <text:p text:style-name="P3">sudo gedit mytest.c</text:p>
      <text:p text:style-name="Text_20_body">Add these lines and save the file.</text:p>
      <text:p text:style-name="Text_20_body"><text:span text:style-name="Emphasis">#include &lt;stdio.h&gt;</text:span></text:p>
      <text:p text:style-name="Text_20_body"><text:span text:style-name="Emphasis">int main()</text:span></text:p>
      <text:p text:style-name="Text_20_body"><text:span text:style-name="Emphasis">{</text:span></text:p>
      <text:p text:style-name="Text_20_body"><text:span text:style-name="Emphasis">printf(“Hello,World!\n”);</text:span></text:p>
      <text:p text:style-name="Text_20_body"><text:span text:style-name="Emphasis">}</text:span></text:p>
      <text:p text:style-name="P5">Compile the code by the following command</text:p>
      <text:p text:style-name="P3">cc -c mytest.c</text:p>
      <text:p text:style-name="P5">Type following to create an executable</text:p>
      <text:p text:style-name="P3">cc -o mytest mytest.c</text:p>
      <text:p text:style-name="P5">Now you can run it by this command</text:p>
      <text:p text:style-name="P3">./mytest</text:p>
      <text:p text:style-name="Text_20_body">2.To run a C++ program ,first create <text:span text:style-name="Emphasis">mytest.cpp</text:span> by type:</text:p>
      <text:p text:style-name="P2">sudo gedit mytest.cpp</text:p>
      <text:p text:style-name="Text_20_body">add this code to the file and save.</text:p>
      <text:p text:style-name="Text_20_body"><text:span text:style-name="Emphasis">#include &lt;iostream&gt;</text:span></text:p>
      <text:p text:style-name="Text_20_body"><text:span text:style-name="Emphasis">int main()</text:span></text:p>
      <text:p text:style-name="Text_20_body"><text:span text:style-name="Emphasis">{</text:span></text:p>
      <text:p text:style-name="Text_20_body"><text:span text:style-name="Emphasis">std::cout&lt;&lt;”Hello,World!”&lt;&lt;std::endl;</text:span></text:p>
      <text:p text:style-name="Text_20_body"><text:span text:style-name="Emphasis">}</text:span></text:p>
      <text:p text:style-name="Text_20_body">Then run this program by following command:</text:p>
      <text:p text:style-name="P1">g++ mytest.cpp -o mytest</text:p>
      <text:p text:style-name="Preformatted_20_Text"/>
      <text:p text:style-name="P2">./my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21:25:30.030192371</meta:creation-date>
    <dc:date>2018-07-25T22:55:23.022307849</dc:date>
    <meta:editing-duration>PT1H15M5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14" meta:character-count="689" meta:non-whitespace-character-count="603"/>
  </office:meta>
</office:document-meta>
</file>